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typewriter" svg:font-family="lucidatypewrit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fo:color="#000000" style:font-name="lucidatypewriter" fo:font-size="16pt" style:font-name-asian="lucidatypewriter" style:font-size-asian="16pt" style:font-name-complex="lucidatypewriter" style:font-size-complex="16pt"/>
    </style:style>
    <style:style style:name="P2" style:family="paragraph" style:parent-style-name="Standard" style:list-style-name="">
      <style:paragraph-properties style:text-autospace="none"/>
      <style:text-properties style:font-name="lucidatypewriter" fo:font-size="16pt" style:font-name-asian="lucidatypewriter" style:font-size-asian="16pt" style:font-name-complex="lucidatypewriter" style:font-size-complex="16pt"/>
    </style:style>
    <style:style style:name="P3" style:family="paragraph" style:parent-style-name="Standard" style:list-style-name="">
      <style:paragraph-properties style:text-autospace="none"/>
      <style:text-properties fo:color="#228b22" style:font-name="lucidatypewriter" fo:font-size="16pt" style:font-name-asian="lucidatypewriter" style:font-size-asian="16pt" style:font-name-complex="lucidatypewriter" style:font-size-complex="16pt"/>
    </style:style>
    <style:style style:name="P4" style:family="paragraph" style:parent-style-name="Standard" style:list-style-name="">
      <style:paragraph-properties style:text-autospace="none"/>
      <style:text-properties fo:color="#0000ff" style:font-name="lucidatypewriter" fo:font-size="16pt" style:font-name-asian="lucidatypewriter" style:font-size-asian="16pt" style:font-name-complex="lucidatypewriter" style:font-size-complex="16pt"/>
    </style:style>
    <style:style style:name="P5" style:family="paragraph" style:parent-style-name="Standard" style:list-style-name="">
      <style:paragraph-properties style:text-autospace="none"/>
      <style:text-properties fo:font-size="16pt" style:font-size-asian="16pt" style:font-size-complex="16pt"/>
    </style:style>
    <style:style style:name="T1" style:family="text">
      <style:text-properties fo:color="#000000"/>
    </style:style>
    <style:style style:name="T2" style:family="text">
      <style:text-properties fo:color="#a020f0"/>
    </style:style>
    <style:style style:name="T3" style:family="text">
      <style:text-properties fo:color="#228b22"/>
    </style:style>
    <style:style style:name="T4" style:family="text">
      <style:text-properties fo:color="#0000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 = ones(100,1);</text:p>
      <text:p text:style-name="P2"><text:span text:style-name="T1">x = load(</text:span><text:span text:style-name="T2">'../hmwk8/marySong.mat'</text:span><text:span text:style-name="T1">);</text:span></text:p>
      <text:p text:style-name="P1">x = x.marySong(1:2560);</text:p>
      <text:p text:style-name="P2"><text:span text:style-name="T1">L = 256; </text:span><text:span text:style-name="T3">% size of circular buffer</text:span></text:p>
      <text:p text:style-name="P1">P = length(h);</text:p>
      <text:p text:style-name="P1"><text:s/></text:p>
      <text:p text:style-name="P1"><text:s/></text:p>
      <text:p text:style-name="P3">%% overlap add</text:p>
      <text:p text:style-name="P1">H = fft(h,____);</text:p>
      <text:p text:style-name="P1">y_a = zeros(______,1);</text:p>
      <text:p text:style-name="P1">numblocks = floor(length(x)/L);</text:p>
      <text:p text:style-name="P2"><text:span text:style-name="T4">for</text:span><text:span text:style-name="T1"> iblock = 1:numblocks</text:span></text:p>
      <text:p text:style-name="P1"><text:s text:c="4"/>new_block = x(________:_______);</text:p>
      <text:p text:style-name="P1"><text:s text:c="4"/>New_Block = fft(new_block,_____);</text:p>
      <text:p text:style-name="P1"><text:s text:c="4"/>New_Out = New_Block.*H;</text:p>
      <text:p text:style-name="P1"><text:s text:c="4"/>new_out = ifft(New_Out,_____);</text:p>
      <text:p text:style-name="P1"><text:s text:c="4"/>y_a(________:_______) = y_a(_______:_____) + new_out;</text:p>
      <text:p text:style-name="P4">end</text:p>
      <text:p text:style-name="P4"><text:s/></text:p>
      <text:p text:style-name="P3">%% overlap save</text:p>
      <text:p text:style-name="P1">H = fft(h,__);</text:p>
      <text:p text:style-name="P1">y_s = zeros(________,1);</text:p>
      <text:p text:style-name="P1">x_pad = [zeros(___,1); x];</text:p>
      <text:p text:style-name="P1">numblocks = floor((length(x_pad)-(L-P+1))/L);</text:p>
      <text:p text:style-name="P2"><text:span text:style-name="T4">for</text:span><text:span text:style-name="T1"> iblock = 1:numblocks</text:span></text:p>
      <text:p text:style-name="P1"><text:s text:c="4"/>new_block = x_pad(_______:_______);</text:p>
      <text:p text:style-name="P1"><text:s text:c="4"/>New_Block = fft(new_block,__);</text:p>
      <text:p text:style-name="P1"><text:s text:c="4"/>New_Out = New_Block.*H;</text:p>
      <text:p text:style-name="P1"><text:s text:c="4"/>new_out = ifft(New_Out,__);</text:p>
      <text:p text:style-name="P1"><text:s text:c="4"/>y_s(____________:_______) = new_out(___:___);</text:p>
      <text:p text:style-name="P4">end</text:p>
      <text:p text:style-name="P4"><text:s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ucidatypewriter" svg:font-family="lucidatypewrit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i Le</meta:initial-creator>
    <meta:creation-date>2013-11-06T12:21:06</meta:creation-date>
    <dc:date>2013-11-06T12:24:31</dc:date>
    <dc:creator>Mai Le</dc:creator>
    <meta:editing-duration>P0D</meta:editing-duration>
    <meta:editing-cycles>1</meta:editing-cycles>
    <meta:document-statistic meta:table-count="0" meta:image-count="0" meta:object-count="0" meta:page-count="1" meta:paragraph-count="32" meta:word-count="90" meta:character-count="757" meta:non-whitespace-character-count="651"/>
    <meta:generator>LibreOffice/3.5$Linux_X86_64 LibreOffice_project/350m1$Build-2</meta:generator>
  </office:meta>
</office:document-meta>
</file>